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p-up Fenster implementieren</text:h>
      <text:h text:style-name="P2" text:outline-level="2">View:</text:h>
      <text:p text:style-name="Text_20_body"><text:span text:style-name="T1">Vue-element einbinden: // Dieses Element ist hinterher das Pop-Up-Fenster</text:span></text:p>
      <text:p text:style-name="Text_20_body"><text:span text:style-name="T1">&lt;calendar-show-dialog :calendar=“</text:span><text:span text:style-name="T2">x</text:span><text:span text:style-name="T1">“&gt; // x wird an die Vue-Komponente übergeben.</text:span></text:p>
      <text:p text:style-name="Text_20_body"><text:span text:style-name="T1">&lt;/calendar-show-dialog&gt;</text:span></text:p>
      <text:p text:style-name="Text_20_body"><text:span text:style-name="T1"/></text:p>
      <text:h text:style-name="Heading_20_2" text:outline-level="2"><text:span text:style-name="T1">CalendarShowDialog.vue:</text:span></text:h>
      <text:p text:style-name="Text_20_body"><text:span text:style-name="T1">&lt;template&gt; // Root-Element, muss gegeben sein</text:span></text:p>
      <text:p text:style-name="Text_20_body"><text:span text:style-name="T1"><text:tab/>&lt;v-dialog&gt; // Das tatsätzliche Pop-Up-Element</text:span></text:p>
      <text:p text:style-name="Text_20_body"><text:span text:style-name="T1"><text:tab/><text:tab/>&lt;template v-slot:activator=“{on, attrs}“&gt; Ist für das Abfeuern des Events zuständig </text:span></text:p>
      <text:p text:style-name="Text_20_body"><text:span text:style-name="T1"><text:tab/><text:tab/><text:tab/>&lt;v-btn&gt; // Das ist die Form des Auslösers. Könnte auch was anderes sein.</text:span></text:p>
      <text:p text:style-name="Text_20_body"><text:span text:style-name="T1"><text:tab/><text:tab/><text:tab/><text:tab/>v-bind=“attrs“</text:span></text:p>
      <text:p text:style-name="Text_20_body"><text:span text:style-name="T1"><text:tab/><text:tab/><text:tab/><text:tab/>v-on=“on“</text:span></text:p>
      <text:p text:style-name="Text_20_body"><text:span text:style-name="T1"><text:tab/><text:tab/><text:tab/>&lt;/v-btn&gt;</text:span></text:p>
      <text:p text:style-name="Text_20_body"><text:span text:style-name="T1"><text:tab/><text:tab/>&lt;/template&gt;</text:span></text:p>
      <text:p text:style-name="Text_20_body"><text:span text:style-name="T1"><text:tab/>&lt;/v-dialog&gt;</text:span></text:p>
      <text:p text:style-name="Text_20_body"><text:span text:style-name="T1"><text:tab/>&lt;v-card&gt;</text:span></text:p>
      <text:p text:style-name="Text_20_body"><text:span text:style-name="T1"><text:tab/><text:tab/>// Hier kommt jetzt alles, was Teil des pop-ups ist.</text:span></text:p>
      <text:p text:style-name="Text_20_body"><text:span text:style-name="T1"><text:tab/>&lt;/v-card&gt;</text:span></text:p>
      <text:p text:style-name="Text_20_body"><text:span text:style-name="T1">&lt;/template&gt;</text:span></text:p>
      <text:p text:style-name="Text_20_body"><text:span text:style-name="T1"/></text:p>
      <text:p text:style-name="Text_20_body"><text:span text:style-name="T1">&lt;script&gt;</text:span></text:p>
      <text:p text:style-name="Text_20_body"><text:span text:style-name="T1"><text:tab/>export default{ // Das sind Variablen die übergeben werden können</text:span></text:p>
      <text:p text:style-name="Text_20_body"><text:span text:style-name="T1"><text:tab/><text:tab/>props: { // Eigene Variablen</text:span></text:p>
      <text:p text:style-name="Text_20_body"><text:span text:style-name="T1"><text:tab/><text:tab/><text:tab/>calendar: { // Variable mit dem Namen calendar wird übergeben werden</text:span></text:p>
      <text:p text:style-name="Text_20_body"><text:span text:style-name="T1"><text:tab/><text:tab/><text:tab/><text:tab/>required: true // Hier kommen Optionen für die Variable hin..</text:span></text:p>
      <text:p text:style-name="Text_20_body"><text:span text:style-name="T1"><text:tab/><text:tab/><text:tab/>},</text:span></text:p>
      <text:p text:style-name="Text_20_body"><text:span text:style-name="T1"><text:tab/><text:tab/><text:tab/>data(){ // Rückgabewert der Komponente!?</text:span></text:p>
      <text:p text:style-name="Text_20_body"><text:span text:style-name="T1"><text:tab/><text:tab/><text:tab/><text:tab/>return {</text:span></text:p>
      <text:p text:style-name="Text_20_body"><text:span text:style-name="T1"><text:tab/><text:tab/><text:tab/><text:tab/><text:tab/>dialog:false</text:span></text:p>
      <text:p text:style-name="Text_20_body"><text:span text:style-name="T1"><text:tab/><text:tab/><text:tab/><text:tab/>}</text:span></text:p>
      <text:p text:style-name="Text_20_body"><text:span text:style-name="T1"><text:tab/><text:tab/><text:tab/>}</text:span></text:p>
      <text:p text:style-name="Text_20_body"><text:span text:style-name="T1"><text:tab/><text:tab/>}</text:span></text:p>
      <text:p text:style-name="Text_20_body"><text:span text:style-name="T1"><text:tab/>}</text:span></text:p>
      <text:p text:style-name="Text_20_body"><text:soft-page-break/><text:span text:style-name="T1">&lt;/script&gt;</text:span></text:p>
      <text:p text:style-name="Text_20_body"><text:span text:style-name="T1"/></text:p>
      <text:p text:style-name="Text_20_body"><text:span text:style-name="T1"/></text:p>
      <text:h text:style-name="Heading_20_2" text:outline-level="2"><text:span text:style-name="T1">Csrf-flag in vue: //Eigene Bibliothek von Lean Ocean</text:span></text:h>
      <text:p text:style-name="Text_20_body"><text:span text:style-name="T1">&lt;csrf-field&gt;&lt;/csrf-field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7-17T16:42:02</dc:date>
    <meta:editing-duration>PT2H48M24S</meta:editing-duration>
    <meta:editing-cycles>2</meta:editing-cycles>
    <meta:document-statistic meta:table-count="0" meta:image-count="0" meta:object-count="0" meta:page-count="2" meta:paragraph-count="35" meta:word-count="136" meta:character-count="1052"/>
  </office:meta>
</office:document-meta>
</file>